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Expression.assign( ExpressionContext context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Expression.comp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vaScriptExpression.iterate( Expression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avaScriptExpression.JavaScriptExpression( String language ,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vaScriptExpression.evaluate( Expression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vaScriptExpression.getNode( Expr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